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8000000038A30787494C67D5BC.png" manifest:media-type="image/png"/>
  <manifest:file-entry manifest:full-path="Pictures/10000201000006770000005D0F2149CEB6CDBCCB.png" manifest:media-type="image/png"/>
  <manifest:file-entry manifest:full-path="Pictures/100002010000066D00000031DFEDE122026C562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0.445cm" svg:x="0.025cm" svg:y="2.587cm">
          <draw:image xlink:href="Pictures/100002010000066D00000031DFEDE122026C562C.png" xlink:type="simple" xlink:show="embed" xlink:actuate="onLoad" loext:mime-type="image/png">
            <text:p/>
          </draw:image>
        </draw:frame>
        <draw:frame draw:style-name="gr1" draw:text-style-name="P1" draw:layer="layout" svg:width="14.999cm" svg:height="0.842cm" svg:x="0.025cm" svg:y="0.589cm">
          <draw:image xlink:href="Pictures/10000201000006770000005D0F2149CEB6CDBCCB.png" xlink:type="simple" xlink:show="embed" xlink:actuate="onLoad" loext:mime-type="image/png">
            <text:p/>
          </draw:image>
        </draw:frame>
        <draw:frame draw:style-name="gr1" draw:text-style-name="P1" draw:layer="layout" svg:width="14.999cm" svg:height="0.503cm" svg:x="0.025cm" svg:y="4.758cm">
          <draw:image xlink:href="Pictures/100002010000068000000038A30787494C67D5BC.png" xlink:type="simple" xlink:show="embed" xlink:actuate="onLoad" loext:mime-type="image/png">
            <text:p/>
          </draw:image>
        </draw:frame>
        <draw:frame draw:style-name="gr2" draw:text-style-name="P2" draw:layer="layout" svg:width="2.297cm" svg:height="0.962cm" svg:x="0.3cm" svg:y="1.6cm">
          <draw:text-box>
            <text:p>before</text:p>
          </draw:text-box>
        </draw:frame>
        <draw:frame draw:style-name="gr3" draw:text-style-name="P2" draw:layer="layout" svg:width="1.772cm" svg:height="0.962cm" svg:x="0.3cm" svg:y="3.3cm">
          <draw:text-box>
            <text:p>af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2-11T10:08:03.587018471</dc:date>
    <meta:editing-duration>PT4M1S</meta:editing-duration>
    <meta:editing-cycles>3</meta:editing-cycles>
    <meta:generator>LibreOffice/6.1.2.1$MacOSX_X86_64 LibreOffice_project/65905a128db06ba48db947242809d14d3f9a93fe</meta:generator>
    <meta:document-statistic meta:object-count="5"/>
  </office:meta>
</office:document-meta>
</file>